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RVLET &amp; JSP TUTORIAL</text:p>
      <text:p text:style-name="P1"/>
      <text:p text:style-name="P3">ServletContext</text:p>
      <text:p text:style-name="P3"/>
      <text:p text:style-name="P2">El ServletContext representa a la aplicación servlet. Hay un solo contexto por aplicación web. En un sistema distribuido donde una app es desplegada simultaneamente en multiples contenedores, hay un objeto ServletContext por Java Virtual Machine.</text:p>
      <text:p text:style-name="P2"/>
      <text:p text:style-name="P2">Podemos obtener el ServletContext llamando al metodo getServletContext del objeto ServletConfig. Adicionalmente hay un metodo getServletContext() en el objeto ServletRequest que retorna el mismo ServletContext</text:p>
      <text:p text:style-name="P2"/>
      <text:p text:style-name="P2">El ServletContext esta ahi para que usted pueda compartir informacion que puede ser accedida desde todos los recursos en la aplicación y permitir el registro dinamico de objetos web.</text:p>
      <text:p text:style-name="P2"/>
      <text:p text:style-name="P3">GenericServlet</text:p>
      <text:p text:style-name="P3"/>
      <text:p text:style-name="P2">Cuando implementamos la interface Servlet tuvimos que proveer la implementacion para todos los metodos en el Servlet incluso si los mismo no incluyen codigo que implementar. Para evitar esta situacion de declaracion de todos los metodos de la interface Servlet podemos usar la clase abstracta <text:span text:style-name="T1">GenericServlet. </text:span>Ver capitulo 2 – Listing 2.3 para visualizar el codigo</text:p>
      <text:p text:style-name="P2"/>
      <text:p text:style-name="P3">Servlets HTTP </text:p>
      <text:p text:style-name="P3"/>
      <text:p text:style-name="P3">Clase HttpServlet</text:p>
      <text:p text:style-name="P3"/>
      <text:p text:style-name="P2">Al usar HttpServlet tambien trabajara con los objetos <text:span text:style-name="T1">HttpServletRequest </text:span>y <text:span text:style-name="T1">HttpServletResponse</text:span> que representan la solicitud del servlet <text:s/>y la respuesta del servlet.</text:p>
      <text:p text:style-name="P3"/>
      <text:p text:style-name="P3">CHAPTER 3</text:p>
      <text:p text:style-name="P3"/>
      <text:p text:style-name="P3">COOKIES</text:p>
      <text:p text:style-name="P3"/>
      <text:p text:style-name="P2">Una cookie es un pequeño fragmento de informacion que se transmite de un lado a otro entre el servidor web y el navegador automaticamente. Las cookies son adecuadas para la informacion que debe abarcar muchas paginas. Los cookies se incrustan com encabezados HTTP, el proceso de transferencia se maneja mediante el protocolo HTTP. Podemos hacer que una cookie viva tanto otan corto como querramos, se espera que un web admita hasta 20 cookies por el servidor web.</text:p>
      <text:p text:style-name="P2"/>
      <text:p text:style-name="P2">La desventaja de las cookies es que un usuario puede negarse a aceptar cookies cambiando la configuracion de su navegador, </text:p>
      <text:p text:style-name="P3"/>
      <text:p text:style-name="P3">HTTPSESSION OBJEC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09T10:42:51.54</meta:creation-date>
    <dc:date>2018-03-06T16:15:17.71</dc:date>
    <dc:creator>cv </dc:creator>
    <meta:editing-duration>PT14H40M33S</meta:editing-duration>
    <meta:editing-cycles>8</meta:editing-cycles>
    <meta:generator>OpenOffice/4.1.4$Win32 OpenOffice.org_project/414m5$Build-9788</meta:generator>
    <meta:document-statistic meta:table-count="0" meta:image-count="0" meta:object-count="0" meta:page-count="1" meta:paragraph-count="15" meta:word-count="279" meta:character-count="1866"/>
  </office:meta>
</office:document-meta>
</file>